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C000002520BAFD12762108BF1.png" manifest:media-type="image/png"/>
  <manifest:file-entry manifest:full-path="Pictures/100000010000023C0000023C36E9E110FACD00CA.png" manifest:media-type="image/png"/>
  <manifest:file-entry manifest:full-path="Pictures/10000001000001F5000001B9C58E151E10882F9F.png" manifest:media-type="image/png"/>
  <manifest:file-entry manifest:full-path="Pictures/100000010000023B0000023B9F8010C4FE9472BA.png" manifest:media-type="image/png"/>
  <manifest:file-entry manifest:full-path="Pictures/100000010000023B0000023B64C0108F20D9DBE5.png" manifest:media-type="image/png"/>
  <manifest:file-entry manifest:full-path="Pictures/100000010000023B0000023B41A0CE2BFCA5D708.png" manifest:media-type="image/png"/>
  <manifest:file-entry manifest:full-path="Pictures/10000001000001EB000001EB9A9E91B2E254700E.png" manifest:media-type="image/png"/>
  <manifest:file-entry manifest:full-path="Pictures/100000010000023B0000023BFA1B071621E10FD2.png" manifest:media-type="image/png"/>
  <manifest:file-entry manifest:full-path="Pictures/100000010000023B0000023BB32D50235F2F30FA.png" manifest:media-type="image/png"/>
  <manifest:file-entry manifest:full-path="Pictures/100000010000023B0000023B84A2DF4131593CD6.png" manifest:media-type="image/png"/>
  <manifest:file-entry manifest:full-path="Pictures/100000010000023B0000023B348CE11C19DD5631.png" manifest:media-type="image/png"/>
  <manifest:file-entry manifest:full-path="Pictures/100000010000023B0000023BAEDF33535E1E6BF7.png" manifest:media-type="image/png"/>
  <manifest:file-entry manifest:full-path="Pictures/10000001000001C3000001C3EFFB9B0C1F098802.png" manifest:media-type="image/png"/>
  <manifest:file-entry manifest:full-path="Pictures/100000010000023B0000023B7B865DEFE5924000.png" manifest:media-type="image/png"/>
  <manifest:file-entry manifest:full-path="Pictures/100000010000023B0000023B786C0C8245D99BA1.png" manifest:media-type="image/png"/>
  <manifest:file-entry manifest:full-path="Pictures/100000010000023B0000023B6D1D6EF4221C35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91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945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3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20" style:family="table-row">
      <style:table-row-properties style:min-row-height="0.212cm" fo:keep-together="auto"/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945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23cm" fo:margin-left="0.245cm" fo:margin-top="0cm" fo:margin-bottom="0cm" fo:break-before="page" table:align="left" style:writing-mode="lr-tb"/>
    </style:style>
    <style:style style:name="表15.A" style:family="table-column">
      <style:table-column-properties style:column-width="0.723cm"/>
    </style:style>
    <style:style style:name="表15.B" style:family="table-column">
      <style:table-column-properties style:column-width="1.058cm"/>
    </style:style>
    <style:style style:name="表15.C" style:family="table-column">
      <style:table-column-properties style:column-width="0.512cm"/>
    </style:style>
    <style:style style:name="表15.D" style:family="table-column">
      <style:table-column-properties style:column-width="1.552cm"/>
    </style:style>
    <style:style style:name="表15.E" style:family="table-column">
      <style:table-column-properties style:column-width="1.341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7cm"/>
    </style:style>
    <style:style style:name="表15.I" style:family="table-column">
      <style:table-column-properties style:column-width="1.517cm"/>
    </style:style>
    <style:style style:name="表15.J" style:family="table-column">
      <style:table-column-properties style:column-width="0.847cm"/>
    </style:style>
    <style:style style:name="表15.K" style:family="table-column">
      <style:table-column-properties style:column-width="1.27cm"/>
    </style:style>
    <style:style style:name="表15.L" style:family="table-column">
      <style:table-column-properties style:column-width="1.076cm"/>
    </style:style>
    <style:style style:name="表15.M" style:family="table-column">
      <style:table-column-properties style:column-width="0.794cm"/>
    </style:style>
    <style:style style:name="表15.N" style:family="table-column">
      <style:table-column-properties style:column-width="0.476cm"/>
    </style:style>
    <style:style style:name="表15.O" style:family="table-column">
      <style:table-column-properties style:column-width="1.446cm"/>
    </style:style>
    <style:style style:name="表15.P" style:family="table-column">
      <style:table-column-properties style:column-width="0.353cm"/>
    </style:style>
    <style:style style:name="表15.Q" style:family="table-column">
      <style:table-column-properties style:column-width="1.519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945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45dbb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f418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04f41f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2920" officeooo:paragraph-rsid="00092920" style:language-asian="ja" style:country-asian="JP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c44e1" officeooo:paragraph-rsid="000c44e1" style:language-asian="ja" style:country-asian="JP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dd7ab" officeooo:paragraph-rsid="000dd7ab" style:language-asian="ja" style:country-asian="JP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aded" officeooo:paragraph-rsid="000faded" style:language-asian="ja" style:country-asian="JP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331a" officeooo:paragraph-rsid="0010331a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85f8" officeooo:paragraph-rsid="001185f8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14d3c2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2d94a8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font-name-asian="ＭＳ Ｐゴシック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" style:language-asian="ja" style:country-asian="JP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" style:language-asian="ja" style:country-asian="JP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" style:language-asian="ja" style:country-asian="JP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" style:language-asian="ja" style:country-asian="JP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" style:language-asian="ja" style:country-asian="JP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font-name-asian="ＭＳ Ｐゴシック" style:language-asian="ja" style:country-asian="JP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font-name-asian="ＭＳ Ｐゴシック" style:language-asian="ja" style:country-asian="JP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font-name-asian="ＭＳ Ｐゴシック" style:language-asian="ja" style:country-asian="JP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b2007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d94a8" officeooo:paragraph-rsid="002d6a36" style:font-name-asian="ＭＳ Ｐゴシック" style:language-asian="ja" style:country-asian="JP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17ca2" style:language-asian="ja" style:country-asian="JP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2920" style:language-asian="ja" style:country-asian="JP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44e1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aded" style:language-asian="ja" style:country-asian="JP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7b48" style:language-asian="ja" style:country-asian="JP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6a36" style:language-asian="ja" style:country-asian="JP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94a8" style:language-asian="ja" style:country-asian="JP" style:language-complex="ar" style:country-complex="SA" loext:padding="0cm" loext:border="none" loext:shadow="none"/>
    </style:style>
    <style:style style:name="P62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63" style:family="paragraph" style:parent-style-name="Standard">
      <style:text-properties fo:font-size="13.6999998092651pt" fo:font-weight="normal" officeooo:paragraph-rsid="00017ca2" style:font-size-asian="12pt" style:font-weight-asian="normal" style:font-size-complex="13.6999998092651pt" style:font-weight-complex="normal"/>
    </style:style>
    <style:style style:name="P64" style:family="paragraph" style:parent-style-name="Standard">
      <style:text-properties fo:font-size="13.6999998092651pt" fo:font-weight="normal" officeooo:paragraph-rsid="0004f41f" style:font-size-asian="12pt" style:font-weight-asian="normal" style:font-size-complex="13.6999998092651pt" style:font-weight-complex="normal"/>
    </style:style>
    <style:style style:name="P65" style:family="paragraph" style:parent-style-name="Standard">
      <style:text-properties fo:font-size="13.6999998092651pt" fo:font-weight="normal" officeooo:paragraph-rsid="00092920" style:font-size-asian="12pt" style:font-weight-asian="normal" style:font-size-complex="13.6999998092651pt" style:font-weight-complex="normal"/>
    </style:style>
    <style:style style:name="P66" style:family="paragraph" style:parent-style-name="Standard">
      <style:text-properties fo:font-size="13.6999998092651pt" fo:font-weight="normal" officeooo:paragraph-rsid="000c44e1" style:font-size-asian="12pt" style:font-weight-asian="normal" style:font-size-complex="13.6999998092651pt" style:font-weight-complex="normal"/>
    </style:style>
    <style:style style:name="P67" style:family="paragraph" style:parent-style-name="Standard"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68" style:family="paragraph" style:parent-style-name="Standard">
      <style:paragraph-properties fo:break-before="page"/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69" style:family="paragraph" style:parent-style-name="Standard">
      <style:text-properties fo:font-size="13.6999998092651pt" fo:font-weight="normal" officeooo:paragraph-rsid="0010331a" style:font-size-asian="12pt" style:font-weight-asian="normal" style:font-size-complex="13.6999998092651pt" style:font-weight-complex="normal"/>
    </style:style>
    <style:style style:name="P70" style:family="paragraph" style:parent-style-name="Standard">
      <style:text-properties fo:font-size="13.6999998092651pt" fo:font-weight="normal" officeooo:paragraph-rsid="00137b48" style:font-size-asian="12pt" style:font-weight-asian="normal" style:font-size-complex="13.6999998092651pt" style:font-weight-complex="normal"/>
    </style:style>
    <style:style style:name="P71" style:family="paragraph" style:parent-style-name="Standard"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P72" style:family="paragraph" style:parent-style-name="Standard">
      <style:paragraph-properties fo:break-before="page"/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P73" style:family="paragraph" style:parent-style-name="Standard">
      <style:text-properties fo:font-size="13.6999998092651pt" fo:font-weight="bold" officeooo:paragraph-rsid="0004f41f" style:font-size-asian="12pt" style:font-weight-asian="bold" style:font-size-complex="13.6999998092651pt" style:font-weight-complex="bold"/>
    </style:style>
    <style:style style:name="P74" style:family="paragraph" style:parent-style-name="Standard">
      <style:text-properties fo:font-size="14pt" fo:font-weight="bold" officeooo:paragraph-rsid="00013452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weight="bold" officeooo:paragraph-rsid="0004f41f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font-weight="bold" officeooo:paragraph-rsid="000dd7ab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officeooo:paragraph-rsid="001185f8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officeooo:paragraph-rsid="002d6a36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bold" officeooo:paragraph-rsid="002d94a8" style:font-size-asian="14pt" style:font-weight-asian="bold" style:font-size-complex="14pt" style:font-weight-complex="bold"/>
    </style:style>
    <style:style style:name="P8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17ca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4f41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9292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c44e1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dd7ab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185f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faded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0331a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37b4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d94a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f41c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17ca2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92920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17ca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4f41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292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44e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dd7ab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85f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aded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0331a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37b4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94a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0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4f41f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1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dd7ab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2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1185f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3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d94a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4" style:family="paragraph" style:parent-style-name="Standard">
      <style:paragraph-properties fo:margin-top="0cm" fo:margin-bottom="0cm" style:contextual-spacing="false" fo:orphans="0" fo:widows="0"/>
      <style:text-properties style:font-name="Arial Unicode MS1" fo:language="ja" fo:country="JP" officeooo:paragraph-rsid="0010331a" style:language-asian="ja" style:country-asian="JP" style:language-complex="ar" style:country-complex="SA" loext:padding="0cm" loext:border="none" loext:shadow="none"/>
    </style:style>
    <style:style style:name="P165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166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2d94a8" style:font-name-asian="ＭＳ Ｐゴシック" style:language-asian="ja" style:country-asian="JP" style:language-complex="ar" style:country-complex="SA" loext:padding="0cm" loext:border="none" loext:shadow="none"/>
    </style:style>
    <style:style style:name="P16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6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16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308185" style:language-asian="ja" style:country-asian="JP" style:language-complex="ar" style:country-complex="SA" loext:padding="0cm" loext:border="none" loext:shadow="none"/>
    </style:style>
    <style:style style:name="P170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71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6a36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d6a36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7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7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79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d6a36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81" style:family="paragraph" style:parent-style-name="Standard">
      <style:text-properties fo:font-size="14pt" fo:font-weight="bold" officeooo:paragraph-rsid="00308185" style:font-size-asian="14pt" style:font-weight-asian="bold" style:font-size-complex="14pt" style:font-weight-complex="bold"/>
    </style:style>
    <style:style style:name="P1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08185" style:language-asian="ja" style:country-asian="JP" style:language-complex="ar" style:country-complex="SA" loext:padding="0cm" loext:border="none" loext:shadow="none"/>
    </style:style>
    <style:style style:name="P18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1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18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font-name-asian="ＭＳ Ｐゴシック" style:language-asian="ja" style:country-asian="JP" style:language-complex="ar" style:country-complex="SA" loext:padding="0cm" loext:border="none" loext:shadow="none"/>
    </style:style>
    <style:style style:name="P186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308185" style:font-name-asian="ＭＳ Ｐゴシック" style:language-asian="ja" style:country-asian="JP" style:language-complex="ar" style:country-complex="SA" loext:padding="0cm" loext:border="none" loext:shadow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3.6999998092651pt" style:font-size-asian="12pt" style:font-size-complex="13.6999998092651pt"/>
    </style:style>
    <style:style style:name="T3" style:family="text">
      <style:text-properties style:font-name="ＭＳ Ｐゴシック1" fo:language="ja" fo:country="JP" style:font-name-asian="ＭＳ Ｐゴシック2" style:font-name-complex="ＭＳ Ｐゴシック2"/>
    </style:style>
    <style:style style:name="T4" style:family="text">
      <style:text-properties style:font-name="ＭＳ Ｐゴシック1" style:font-name-asian="ＭＳ Ｐゴシック2" style:font-name-complex="ＭＳ Ｐゴシック2"/>
    </style:style>
    <style:style style:name="T5" style:family="text">
      <style:text-properties style:font-name="ＭＳ Ｐゴシック1" officeooo:rsid="00017ca2" style:font-name-asian="ＭＳ Ｐゴシック2" style:font-name-complex="ＭＳ Ｐゴシック2"/>
    </style:style>
    <style:style style:name="T6" style:family="text">
      <style:text-properties style:font-name="ＭＳ Ｐゴシック1" officeooo:rsid="0004f41f" style:font-name-asian="ＭＳ Ｐゴシック2" style:font-name-complex="ＭＳ Ｐゴシック2"/>
    </style:style>
    <style:style style:name="T7" style:family="text">
      <style:text-properties style:font-name="ＭＳ Ｐゴシック1" officeooo:rsid="00092920" style:font-name-asian="ＭＳ Ｐゴシック2" style:font-name-complex="ＭＳ Ｐゴシック2"/>
    </style:style>
    <style:style style:name="T8" style:family="text">
      <style:text-properties style:font-name="ＭＳ Ｐゴシック1" officeooo:rsid="000c44e1" style:font-name-asian="ＭＳ Ｐゴシック2" style:font-name-complex="ＭＳ Ｐゴシック2"/>
    </style:style>
    <style:style style:name="T9" style:family="text">
      <style:text-properties style:font-name="ＭＳ Ｐゴシック1" officeooo:rsid="000dd7ab" style:font-name-asian="ＭＳ Ｐゴシック2" style:font-name-complex="ＭＳ Ｐゴシック2"/>
    </style:style>
    <style:style style:name="T10" style:family="text">
      <style:text-properties style:font-name="ＭＳ Ｐゴシック1" officeooo:rsid="000faded" style:font-name-asian="ＭＳ Ｐゴシック2" style:font-name-complex="ＭＳ Ｐゴシック2"/>
    </style:style>
    <style:style style:name="T11" style:family="text">
      <style:text-properties style:font-name="ＭＳ Ｐゴシック1" officeooo:rsid="0010331a" style:font-name-asian="ＭＳ Ｐゴシック2" style:font-name-complex="ＭＳ Ｐゴシック2"/>
    </style:style>
    <style:style style:name="T12" style:family="text">
      <style:text-properties style:font-name="ＭＳ Ｐゴシック1" officeooo:rsid="001185f8" style:font-name-asian="ＭＳ Ｐゴシック2" style:font-name-complex="ＭＳ Ｐゴシック2"/>
    </style:style>
    <style:style style:name="T13" style:family="text">
      <style:text-properties style:font-name="ＭＳ Ｐゴシック1" officeooo:rsid="00137b48" style:font-name-asian="ＭＳ Ｐゴシック2" style:font-name-complex="ＭＳ Ｐゴシック2"/>
    </style:style>
    <style:style style:name="T14" style:family="text">
      <style:text-properties style:font-name="ＭＳ Ｐゴシック1" officeooo:rsid="0014d3c2" style:font-name-asian="ＭＳ Ｐゴシック2" style:font-name-complex="ＭＳ Ｐゴシック2"/>
    </style:style>
    <style:style style:name="T15" style:family="text">
      <style:text-properties style:font-name="ＭＳ Ｐゴシック1" officeooo:rsid="002d6a36" style:font-name-asian="ＭＳ Ｐゴシック2" style:font-name-complex="ＭＳ Ｐゴシック2"/>
    </style:style>
    <style:style style:name="T16" style:family="text">
      <style:text-properties style:font-name="ＭＳ Ｐゴシック1" officeooo:rsid="002d94a8" style:font-name-asian="ＭＳ Ｐゴシック2" style:font-name-complex="ＭＳ Ｐゴシック2"/>
    </style:style>
    <style:style style:name="T17" style:family="text">
      <style:text-properties style:font-name="ＭＳ Ｐゴシック1" officeooo:rsid="002f41c1" style:font-name-asian="ＭＳ Ｐゴシック2" style:font-name-complex="ＭＳ Ｐゴシック2"/>
    </style:style>
    <style:style style:name="T18" style:family="text">
      <style:text-properties style:font-name="ＭＳ Ｐゴシック1" officeooo:rsid="00308185" style:font-name-asian="ＭＳ Ｐゴシック2" style:font-name-complex="ＭＳ Ｐゴシック2"/>
    </style:style>
    <style:style style:name="T19" style:family="text">
      <style:text-properties style:font-name="ＭＳ Ｐゴシック1" fo:language="en" fo:country="US" style:font-name-asian="ＭＳ Ｐゴシック2" style:font-name-complex="ＭＳ Ｐゴシック2"/>
    </style:style>
    <style:style style:name="T20" style:family="text">
      <style:text-properties style:font-name="ＭＳ Ｐゴシック1" fo:font-size="10pt" style:font-name-asian="ＭＳ Ｐゴシック2" style:font-size-asian="10pt" style:font-name-complex="ＭＳ Ｐゴシック2" style:font-size-complex="10pt"/>
    </style:style>
    <style:style style:name="T21" style:family="text">
      <style:text-properties style:font-name="ＭＳ Ｐゴシック1" fo:font-size="10pt" officeooo:rsid="00196c47" style:font-name-asian="ＭＳ Ｐゴシック2" style:font-size-asian="10pt" style:font-name-complex="ＭＳ Ｐゴシック2" style:font-size-complex="10pt"/>
    </style:style>
    <style:style style:name="T22" style:family="text">
      <style:text-properties style:font-name="ＭＳ Ｐゴシック1" fo:font-size="8pt" fo:language="ja" fo:country="JP" style:font-name-asian="ＭＳ Ｐゴシック2" style:font-size-asian="8pt" style:font-name-complex="ＭＳ Ｐゴシック2" style:font-size-complex="8pt"/>
    </style:style>
    <style:style style:name="T23" style:family="text">
      <style:text-properties style:font-name="ＭＳ Ｐゴシック1" fo:font-size="9pt" style:font-name-asian="ＭＳ Ｐゴシック2" style:font-size-asian="9pt" style:font-name-complex="ＭＳ Ｐゴシック2" style:font-size-complex="9pt"/>
    </style:style>
    <style:style style:name="T24" style:family="text">
      <style:text-properties style:font-name="ＭＳ Ｐゴシック1" fo:font-size="9pt" fo:language="ja" fo:country="JP" style:font-name-asian="ＭＳ Ｐゴシック2" style:font-size-asian="9pt" style:font-name-complex="ＭＳ Ｐゴシック2" style:font-size-complex="9pt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ＭＳ ゴシック" fo:language="ja" fo:country="JP" style:font-name-asian="ＭＳ ゴシック1" style:font-name-complex="ＭＳ ゴシック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<text:s text:c="57"/></text:span><text:span text:style-name="T1">外部設計書</text:span></text:p>
      <text:p text:style-name="P62"/>
      <text:p text:style-name="P62"/>
      <text:p text:style-name="P62"/>
      <text:p text:style-name="P62">　　<text:span text:style-name="T25">・ホーム画面</text:span></text:p>
      <text:p text:style-name="P62"><draw:frame draw:style-name="fr1" draw:name="画像1" text:anchor-type="char" svg:width="15.134cm" svg:height="18.27cm" draw:z-index="0"><draw:image xlink:href="Pictures/100000010000023C0000023C36E9E110FACD00CA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74">・会員登録・変更</text:p>
      <text:p text:style-name="P63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150">画面</text:p>
            <text:p text:style-name="P150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02">システム名</text:p>
          </table:table-cell>
          <table:covered-table-cell/>
          <table:table-cell table:style-name="表2.A1" table:number-columns-spanned="3" office:value-type="string">
            <text:p text:style-name="P102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102">クラス名</text:p>
          </table:table-cell>
          <table:covered-table-cell/>
          <table:table-cell table:style-name="表2.A1" table:number-columns-spanned="2" office:value-type="string">
            <text:p text:style-name="P102">グループ名</text:p>
          </table:table-cell>
          <table:covered-table-cell/>
          <table:table-cell table:style-name="表2.A1" table:number-columns-spanned="2" office:value-type="string">
            <text:p text:style-name="P102">承認印</text:p>
          </table:table-cell>
          <table:covered-table-cell/>
          <table:table-cell table:style-name="表2.A1" table:number-columns-spanned="2" office:value-type="string">
            <text:p text:style-name="P102">作成日</text:p>
          </table:table-cell>
          <table:covered-table-cell/>
          <table:table-cell table:style-name="表2.A1" office:value-type="string">
            <text:p text:style-name="P102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37">宿予約システム</text:p>
          </table:table-cell>
          <table:covered-table-cell/>
          <table:table-cell table:style-name="表2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3"/>
          </table:table-cell>
          <table:covered-table-cell/>
          <table:table-cell table:style-name="表2.A1" table:number-rows-spanned="2" table:number-columns-spanned="2" office:value-type="string">
            <text:p text:style-name="P13"/>
          </table:table-cell>
          <table:covered-table-cell/>
          <table:table-cell table:style-name="表2.A1" table:number-rows-spanned="2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27">5/</text:p>
          </table:table-cell>
          <table:covered-table-cell/>
          <table:table-cell table:style-name="表2.A1" table:number-rows-spanned="2" office:value-type="string">
            <text:p text:style-name="P13"/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12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91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<text:span text:style-name="T4">001-</text:span><text:span text:style-name="T5">1</text:span><text:span text:style-name="T4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91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81">会員登録・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91">入力イラスト／入力方法など</text:p>
          </table:table-cell>
          <table:table-cell table:style-name="表2.B6" table:number-columns-spanned="16" office:value-type="string">
            <text:p text:style-name="P13"><draw:frame draw:style-name="fr2" draw:name="画像2" text:anchor-type="char" svg:width="14.288cm" svg:height="15.716cm" draw:z-index="1"><draw:image xlink:href="Pictures/100000010000021C000002520BAFD12762108BF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91">入出力機能</text:p>
          </table:table-cell>
          <table:table-cell table:style-name="表2.A1" table:number-columns-spanned="8" office:value-type="string">
            <text:p text:style-name="P9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2"><text:span text:style-name="T19">I</text:span><text:span text:style-name="T3">／</text:span><text:span text:style-name="T19">O</text:span></text:p>
          </table:table-cell>
          <table:covered-table-cell/>
          <table:table-cell table:style-name="表2.A1" table:number-columns-spanned="6" office:value-type="string">
            <text:p text:style-name="P9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32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0">I</text:p>
          </table:table-cell>
          <table:covered-table-cell/>
          <table:table-cell table:style-name="表2.L8" table:number-columns-spanned="6" office:value-type="string">
            <text:p text:style-name="P13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3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0">I</text:p>
          </table:table-cell>
          <table:covered-table-cell/>
          <table:table-cell table:style-name="表2.L9" table:number-columns-spanned="6" office:value-type="string">
            <text:p text:style-name="P13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47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0">I</text:p>
          </table:table-cell>
          <table:covered-table-cell/>
          <table:table-cell table:style-name="表2.L10" table:number-columns-spanned="6" office:value-type="string">
            <text:p text:style-name="P13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32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0">I</text:p>
          </table:table-cell>
          <table:covered-table-cell/>
          <table:table-cell table:style-name="表2.L11" table:number-columns-spanned="6" office:value-type="string">
            <text:p text:style-name="P132">必須、一意なID（連番の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3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0">I</text:p>
          </table:table-cell>
          <table:covered-table-cell/>
          <table:table-cell table:style-name="表2.L12" table:number-columns-spanned="6" office:value-type="string">
            <text:p text:style-name="P132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32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>　 <text:s text:c="4"/><text:span text:style-name="T20">I</text:span></text:p>
          </table:table-cell>
          <table:covered-table-cell/>
          <table:table-cell table:style-name="表2.L13" table:number-columns-spanned="6" office:value-type="string">
            <text:p text:style-name="P3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3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><text:s text:c="9"/><text:span text:style-name="T20">I</text:span></text:p>
          </table:table-cell>
          <table:covered-table-cell/>
          <table:table-cell table:style-name="表2.L14" table:number-columns-spanned="6" office:value-type="string">
            <text:p text:style-name="P4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91">改定日</text:p>
          </table:table-cell>
          <table:covered-table-cell/>
          <table:table-cell table:style-name="表2.A1" table:number-columns-spanned="2" office:value-type="string">
            <text:p text:style-name="P122">／／</text:p>
          </table:table-cell>
          <table:covered-table-cell/>
          <table:table-cell table:style-name="表2.A1" table:number-columns-spanned="2" office:value-type="string">
            <text:p text:style-name="P122">／／</text:p>
          </table:table-cell>
          <table:covered-table-cell/>
          <table:table-cell table:style-name="表2.A1" office:value-type="string">
            <text:p text:style-name="P122">／／</text:p>
          </table:table-cell>
          <table:table-cell table:style-name="表2.A1" table:number-columns-spanned="2" office:value-type="string">
            <text:p text:style-name="P122">／／</text:p>
          </table:table-cell>
          <table:covered-table-cell/>
          <table:table-cell table:style-name="表2.A1" table:number-columns-spanned="2" office:value-type="string">
            <text:p text:style-name="P122">／／</text:p>
          </table:table-cell>
          <table:covered-table-cell/>
          <table:table-cell table:style-name="表2.A1" table:number-columns-spanned="2" office:value-type="string">
            <text:p text:style-name="P122">／／</text:p>
          </table:table-cell>
          <table:covered-table-cell/>
          <table:table-cell table:style-name="表2.A1" table:number-columns-spanned="2" office:value-type="string">
            <text:p text:style-name="P122">／／</text:p>
          </table:table-cell>
          <table:covered-table-cell/>
          <table:table-cell table:style-name="表2.A1" table:number-columns-spanned="2" office:value-type="string">
            <text:p text:style-name="P122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91">改定者</text:p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office:value-type="string">
            <text:p text:style-name="P13"/>
          </table:table-cell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</table:table-row>
      </table:table>
      <text:p text:style-name="P63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5"><text:soft-page-break/>・ログイン画面</text:p>
      <text:p text:style-name="P75"/>
      <text:p text:style-name="P76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151">画面</text:p>
            <text:p text:style-name="P151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103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103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03">グループ名</text:p>
          </table:table-cell>
          <table:covered-table-cell/>
          <table:table-cell table:style-name="表1.A1" table:number-columns-spanned="2" office:value-type="string">
            <text:p text:style-name="P103">承認印</text:p>
          </table:table-cell>
          <table:covered-table-cell/>
          <table:table-cell table:style-name="表1.A1" table:number-columns-spanned="2" office:value-type="string">
            <text:p text:style-name="P103">作成日</text:p>
          </table:table-cell>
          <table:covered-table-cell/>
          <table:table-cell table:style-name="表1.A1" office:value-type="string">
            <text:p text:style-name="P103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38">宿予約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2"/>
          </table:table-cell>
          <table:covered-table-cell/>
          <table:table-cell table:style-name="表1.A1" table:number-rows-spanned="2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28">5/</text:p>
          </table:table-cell>
          <table:covered-table-cell/>
          <table:table-cell table:style-name="表1.A1" table:number-rows-spanned="2" office:value-type="string">
            <text:p text:style-name="P12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13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92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"><text:span text:style-name="T4">001-10</text:span><text:span text:style-name="T6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92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82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2">入力イラスト／入力方法など</text:p>
          </table:table-cell>
          <table:table-cell table:style-name="表1.B6" table:number-columns-spanned="17" office:value-type="string">
            <text:p text:style-name="P12"><draw:frame draw:style-name="fr2" draw:name="画像3" text:anchor-type="char" svg:width="15.108cm" svg:height="15.108cm" draw:z-index="2"><draw:image xlink:href="Pictures/100000010000023B0000023B64C0108F20D9DBE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49">部品説明</text:p>
          </table:table-cell>
          <table:table-cell table:style-name="表1.A1" table:number-columns-spanned="3" office:value-type="string">
            <text:p text:style-name="P25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101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92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3783653631" text:style-name="WWNum3">
              <text:list-item>
                <text:p text:style-name="P170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6">ユーザ名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2">ユーザ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42041372776104" text:continue-numbering="true" text:style-name="WWNum3">
              <text:list-item>
                <text:p text:style-name="P170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6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2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12"/>
            <text:p text:style-name="P160">管理者として登録済みのメールアドレスとパスワードでログインする・・管理トップメニューへ遷移</text:p>
            <text:p text:style-name="P160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92">改定日</text:p>
          </table:table-cell>
          <table:covered-table-cell/>
          <table:table-cell table:style-name="表1.A1" table:number-columns-spanned="3" office:value-type="string">
            <text:p text:style-name="P123">／／</text:p>
          </table:table-cell>
          <table:covered-table-cell/>
          <table:covered-table-cell/>
          <table:table-cell table:style-name="表1.A1" table:number-columns-spanned="2" office:value-type="string">
            <text:p text:style-name="P123">／／</text:p>
          </table:table-cell>
          <table:covered-table-cell/>
          <table:table-cell table:style-name="表1.A1" table:number-columns-spanned="2" office:value-type="string">
            <text:p text:style-name="P123">／／</text:p>
          </table:table-cell>
          <table:covered-table-cell/>
          <table:table-cell table:style-name="表1.A1" office:value-type="string">
            <text:p text:style-name="P123">／／</text:p>
          </table:table-cell>
          <table:table-cell table:style-name="表1.A1" table:number-columns-spanned="2" office:value-type="string">
            <text:p text:style-name="P123">／／</text:p>
          </table:table-cell>
          <table:covered-table-cell/>
          <table:table-cell table:style-name="表1.A1" table:number-columns-spanned="2" office:value-type="string">
            <text:p text:style-name="P123">／／</text:p>
          </table:table-cell>
          <table:covered-table-cell/>
          <table:table-cell table:style-name="表1.A1" table:number-columns-spanned="2" office:value-type="string">
            <text:p text:style-name="P123">／／</text:p>
          </table:table-cell>
          <table:covered-table-cell/>
          <table:table-cell table:style-name="表1.A1" table:number-columns-spanned="2" office:value-type="string">
            <text:p text:style-name="P123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92">改定者</text:p>
          </table:table-cell>
          <table:covered-table-cell/>
          <table:table-cell table:style-name="表1.A1" table:number-columns-spanned="3" office:value-type="string">
            <text:p text:style-name="P12"/>
          </table:table-cell>
          <table:covered-table-cell/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office:value-type="string">
            <text:p text:style-name="P12"/>
          </table:table-cell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</table:table-row>
      </table:table>
      <text:p text:style-name="P73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5"><text:soft-page-break/>・情報管理</text:p>
      <text:p text:style-name="P64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151">画面</text:p>
            <text:p text:style-name="P151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103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103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03">グループ名</text:p>
          </table:table-cell>
          <table:covered-table-cell/>
          <table:table-cell table:style-name="表3.A1" table:number-columns-spanned="2" office:value-type="string">
            <text:p text:style-name="P103">承認印</text:p>
          </table:table-cell>
          <table:covered-table-cell/>
          <table:table-cell table:style-name="表3.A1" table:number-columns-spanned="2" office:value-type="string">
            <text:p text:style-name="P103">作成日</text:p>
          </table:table-cell>
          <table:covered-table-cell/>
          <table:table-cell table:style-name="表3.A1" office:value-type="string">
            <text:p text:style-name="P103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38">宿予約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12"/>
          </table:table-cell>
          <table:covered-table-cell/>
          <table:table-cell table:style-name="表3.A1" table:number-rows-spanned="2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28">5/</text:p>
          </table:table-cell>
          <table:covered-table-cell/>
          <table:table-cell table:style-name="表3.A1" table:number-rows-spanned="2" office:value-type="string">
            <text:p text:style-name="P12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13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92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2"><text:span text:style-name="T4">001-1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92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82">情報管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92">入力イラスト／入力方法など</text:p>
          </table:table-cell>
          <table:table-cell table:style-name="表3.B6" table:number-columns-spanned="17" office:value-type="string">
            <text:p text:style-name="P12"><draw:frame draw:style-name="fr2" draw:name="画像4" text:anchor-type="char" svg:width="15.108cm" svg:height="15.108cm" draw:z-index="3"><draw:image xlink:href="Pictures/100000010000023B0000023B41A0CE2BFCA5D708.png" xlink:type="simple" xlink:show="embed" xlink:actuate="onLoad" draw:mime-type="image/png"/></draw:frame></text:p>
            <text:p text:style-name="P12"/>
            <text:list xml:id="list3681829806" text:style-name="WWNum5">
              <text:list-header>
                <text:p text:style-name="P171"/>
              </text:list-header>
            </text:list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49">部品説明</text:p>
          </table:table-cell>
          <table:table-cell table:style-name="表3.A1" table:number-columns-spanned="3" office:value-type="string">
            <text:p text:style-name="P25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101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92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42041092525865" text:continue-list="list142041372776104" text:style-name="WWNum3">
              <text:list-item>
                <text:p text:style-name="P170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50">会員情報管理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38">会員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42041535156202" text:continue-numbering="true" text:style-name="WWNum3">
              <text:list-item>
                <text:p text:style-name="P170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48">宿情報管理</text:p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38">宿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2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3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4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5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6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8" office:value-type="string">
            <text:p text:style-name="P2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8" office:value-type="string">
            <text:p text:style-name="P12"/>
            <text:p text:style-name="P160">管理者として登録済みのメールアドレスとパスワードでログインする・・管理トップメニューへ遷移</text:p>
            <text:p text:style-name="P160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92">改定日</text:p>
          </table:table-cell>
          <table:covered-table-cell/>
          <table:table-cell table:style-name="表3.A1" table:number-columns-spanned="3" office:value-type="string">
            <text:p text:style-name="P123">／／</text:p>
          </table:table-cell>
          <table:covered-table-cell/>
          <table:covered-table-cell/>
          <table:table-cell table:style-name="表3.A1" table:number-columns-spanned="2" office:value-type="string">
            <text:p text:style-name="P123">／／</text:p>
          </table:table-cell>
          <table:covered-table-cell/>
          <table:table-cell table:style-name="表3.A1" table:number-columns-spanned="2" office:value-type="string">
            <text:p text:style-name="P123">／／</text:p>
          </table:table-cell>
          <table:covered-table-cell/>
          <table:table-cell table:style-name="表3.A1" office:value-type="string">
            <text:p text:style-name="P123">／／</text:p>
          </table:table-cell>
          <table:table-cell table:style-name="表3.A1" table:number-columns-spanned="2" office:value-type="string">
            <text:p text:style-name="P123">／／</text:p>
          </table:table-cell>
          <table:covered-table-cell/>
          <table:table-cell table:style-name="表3.A1" table:number-columns-spanned="2" office:value-type="string">
            <text:p text:style-name="P123">／／</text:p>
          </table:table-cell>
          <table:covered-table-cell/>
          <table:table-cell table:style-name="表3.A1" table:number-columns-spanned="2" office:value-type="string">
            <text:p text:style-name="P123">／／</text:p>
          </table:table-cell>
          <table:covered-table-cell/>
          <table:table-cell table:style-name="表3.A1" table:number-columns-spanned="2" office:value-type="string">
            <text:p text:style-name="P123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92">改定者</text:p>
          </table:table-cell>
          <table:covered-table-cell/>
          <table:table-cell table:style-name="表3.A1" table:number-columns-spanned="3" office:value-type="string">
            <text:p text:style-name="P12"/>
          </table:table-cell>
          <table:covered-table-cell/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office:value-type="string">
            <text:p text:style-name="P12"/>
          </table:table-cell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</table:table-row>
      </table:table>
      <text:p text:style-name="P64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5">・会員情報管理</text:p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172">画面</text:p>
            <text:p text:style-name="P172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173">システム名</text:p>
          </table:table-cell>
          <table:covered-table-cell/>
          <table:table-cell table:style-name="表13.A1" table:number-columns-spanned="3" office:value-type="string">
            <text:p text:style-name="P173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173">クラス名</text:p>
          </table:table-cell>
          <table:covered-table-cell/>
          <table:table-cell table:style-name="表13.A1" table:number-columns-spanned="2" office:value-type="string">
            <text:p text:style-name="P173">グループ名</text:p>
          </table:table-cell>
          <table:covered-table-cell/>
          <table:table-cell table:style-name="表13.A1" table:number-columns-spanned="2" office:value-type="string">
            <text:p text:style-name="P173">承認印</text:p>
          </table:table-cell>
          <table:covered-table-cell/>
          <table:table-cell table:style-name="表13.A1" table:number-columns-spanned="2" office:value-type="string">
            <text:p text:style-name="P173">作成日</text:p>
          </table:table-cell>
          <table:covered-table-cell/>
          <table:table-cell table:style-name="表13.A1" office:value-type="string">
            <text:p text:style-name="P173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3"/>
          </table:table-cell>
          <table:covered-table-cell/>
          <table:table-cell table:style-name="表13.A1" table:number-rows-spanned="2" table:number-columns-spanned="3" office:value-type="string">
            <text:p text:style-name="P23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3"/>
          </table:table-cell>
          <table:covered-table-cell/>
          <table:table-cell table:style-name="表13.A1" table:number-rows-spanned="2" table:number-columns-spanned="2" office:value-type="string">
            <text:p text:style-name="P23"/>
          </table:table-cell>
          <table:covered-table-cell/>
          <table:table-cell table:style-name="表13.A1" table:number-rows-spanned="2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table:number-rows-spanned="2" office:value-type="string">
            <text:p text:style-name="P23"/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D3"/>
          <table:covered-table-cell/>
          <table:covered-table-cell table:style-name="表13.F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174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176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10"><text:span text:style-name="T4">001-</text:span><text:span text:style-name="T15">10</text:span><text:span text:style-name="T16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176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167">会員情報管理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76">入力イラスト／入力方法など</text:p>
          </table:table-cell>
          <table:table-cell table:style-name="表13.B6" table:number-columns-spanned="16" office:value-type="string">
            <text:p text:style-name="P23"><draw:frame draw:style-name="fr2" draw:name="画像14" text:anchor-type="char" svg:width="13.256cm" svg:height="11.668cm" draw:z-index="5"><draw:image xlink:href="Pictures/10000001000001F5000001B9C58E151E10882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176">入出力機能</text:p>
          </table:table-cell>
          <table:table-cell table:style-name="表13.A1" table:number-columns-spanned="8" office:value-type="string">
            <text:p text:style-name="P17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0"><text:span text:style-name="T19">I</text:span><text:span text:style-name="T3">／</text:span><text:span text:style-name="T19">O</text:span></text:p>
          </table:table-cell>
          <table:covered-table-cell/>
          <table:table-cell table:style-name="表13.A1" table:number-columns-spanned="6" office:value-type="string">
            <text:p text:style-name="P17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8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9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0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1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2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3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4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5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6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17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3.18">
          <table:table-cell table:style-name="表13.A18" table:number-columns-spanned="17" office:value-type="string">
            <text:p text:style-name="P23"/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176">改定日</text:p>
          </table:table-cell>
          <table:covered-table-cell/>
          <table:table-cell table:style-name="表13.A1" table:number-columns-spanned="2" office:value-type="string">
            <text:p text:style-name="P175">／／</text:p>
          </table:table-cell>
          <table:covered-table-cell/>
          <table:table-cell table:style-name="表13.A1" table:number-columns-spanned="2" office:value-type="string">
            <text:p text:style-name="P175">／／</text:p>
          </table:table-cell>
          <table:covered-table-cell/>
          <table:table-cell table:style-name="表13.A1" office:value-type="string">
            <text:p text:style-name="P175">／／</text:p>
          </table:table-cell>
          <table:table-cell table:style-name="表13.A1" table:number-columns-spanned="2" office:value-type="string">
            <text:p text:style-name="P175">／／</text:p>
          </table:table-cell>
          <table:covered-table-cell/>
          <table:table-cell table:style-name="表13.A1" table:number-columns-spanned="2" office:value-type="string">
            <text:p text:style-name="P175">／／</text:p>
          </table:table-cell>
          <table:covered-table-cell/>
          <table:table-cell table:style-name="表13.A1" table:number-columns-spanned="2" office:value-type="string">
            <text:p text:style-name="P175">／／</text:p>
          </table:table-cell>
          <table:covered-table-cell/>
          <table:table-cell table:style-name="表13.A1" table:number-columns-spanned="2" office:value-type="string">
            <text:p text:style-name="P175">／／</text:p>
          </table:table-cell>
          <table:covered-table-cell/>
          <table:table-cell table:style-name="表13.A1" table:number-columns-spanned="2" office:value-type="string">
            <text:p text:style-name="P175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176">改定者</text:p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office:value-type="string">
            <text:p text:style-name="P23"/>
          </table:table-cell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</table:table-row>
      </table:table>
      <text:p text:style-name="P79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>・会員新規登録</text:p>
      <text:p text:style-name="P65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152">画面</text:p>
            <text:p text:style-name="P152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104">システム名</text:p>
          </table:table-cell>
          <table:covered-table-cell/>
          <table:table-cell table:style-name="表4.A1" table:number-columns-spanned="3" office:value-type="string">
            <text:p text:style-name="P104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104">クラス名</text:p>
          </table:table-cell>
          <table:covered-table-cell/>
          <table:table-cell table:style-name="表4.A1" table:number-columns-spanned="2" office:value-type="string">
            <text:p text:style-name="P104">グループ名</text:p>
          </table:table-cell>
          <table:covered-table-cell/>
          <table:table-cell table:style-name="表4.A1" table:number-columns-spanned="2" office:value-type="string">
            <text:p text:style-name="P104">承認印</text:p>
          </table:table-cell>
          <table:covered-table-cell/>
          <table:table-cell table:style-name="表4.A1" table:number-columns-spanned="2" office:value-type="string">
            <text:p text:style-name="P104">作成日</text:p>
          </table:table-cell>
          <table:covered-table-cell/>
          <table:table-cell table:style-name="表4.A1" office:value-type="string">
            <text:p text:style-name="P104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39">宿予約システム</text:p>
          </table:table-cell>
          <table:covered-table-cell/>
          <table:table-cell table:style-name="表4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4"/>
          </table:table-cell>
          <table:covered-table-cell/>
          <table:table-cell table:style-name="表4.A1" table:number-rows-spanned="2" table:number-columns-spanned="2" office:value-type="string">
            <text:p text:style-name="P14"/>
          </table:table-cell>
          <table:covered-table-cell/>
          <table:table-cell table:style-name="表4.A1" table:number-rows-spanned="2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29">5/</text:p>
          </table:table-cell>
          <table:covered-table-cell/>
          <table:table-cell table:style-name="表4.A1" table:number-rows-spanned="2" office:value-type="string">
            <text:p text:style-name="P14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14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93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"><text:span text:style-name="T4">001-</text:span><text:span text:style-name="T7">10</text:span><text:span text:style-name="T16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93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83">会員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93">入力イラスト／入力方法など</text:p>
          </table:table-cell>
          <table:table-cell table:style-name="表4.B6" table:number-columns-spanned="16" office:value-type="string">
            <text:p text:style-name="P14"><draw:frame draw:style-name="fr2" draw:name="画像5" text:anchor-type="char" svg:width="12.991cm" svg:height="12.991cm" draw:z-index="6"><draw:image xlink:href="Pictures/10000001000001EB000001EB9A9E91B2E254700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93">入出力機能</text:p>
          </table:table-cell>
          <table:table-cell table:style-name="表4.A1" table:number-columns-spanned="8" office:value-type="string">
            <text:p text:style-name="P9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3"><text:span text:style-name="T19">I</text:span><text:span text:style-name="T3">／</text:span><text:span text:style-name="T19">O</text:span></text:p>
          </table:table-cell>
          <table:covered-table-cell/>
          <table:table-cell table:style-name="表4.A1" table:number-columns-spanned="6" office:value-type="string">
            <text:p text:style-name="P9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48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1">I</text:p>
          </table:table-cell>
          <table:covered-table-cell/>
          <table:table-cell table:style-name="表4.L8" table:number-columns-spanned="6" office:value-type="string">
            <text:p text:style-name="P13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3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1">I</text:p>
          </table:table-cell>
          <table:covered-table-cell/>
          <table:table-cell table:style-name="表4.L9" table:number-columns-spanned="6" office:value-type="string">
            <text:p text:style-name="P13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33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1">I</text:p>
          </table:table-cell>
          <table:covered-table-cell/>
          <table:table-cell table:style-name="表4.L10" table:number-columns-spanned="6" office:value-type="string">
            <text:p text:style-name="P13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33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1">I</text:p>
          </table:table-cell>
          <table:covered-table-cell/>
          <table:table-cell table:style-name="表4.L11" table:number-columns-spanned="6" office:value-type="string">
            <text:p text:style-name="P13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33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1">I</text:p>
          </table:table-cell>
          <table:covered-table-cell/>
          <table:table-cell table:style-name="表4.L12" table:number-columns-spanned="6" office:value-type="string">
            <text:p text:style-name="P133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3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L13" table:number-columns-spanned="6" office:value-type="string">
            <text:p text:style-name="P3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93">改定日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office:value-type="string">
            <text:p text:style-name="P124">／／</text:p>
          </table:table-cell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93">改定者</text:p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office:value-type="string">
            <text:p text:style-name="P14"/>
          </table:table-cell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</table:table-row>
      </table:table>
      <text:p text:style-name="P65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5">・会員情報画面</text:p>
      <text:p text:style-name="P66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ext:soft-page-break/>
        <table:table-row table:style-name="表5.1">
          <table:table-cell table:style-name="表5.A1" table:number-rows-spanned="3" table:number-columns-spanned="3" office:value-type="string">
            <text:p text:style-name="P153">画面</text:p>
            <text:p text:style-name="P153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105">システム名</text:p>
          </table:table-cell>
          <table:covered-table-cell/>
          <table:table-cell table:style-name="表5.A1" table:number-columns-spanned="3" office:value-type="string">
            <text:p text:style-name="P105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105">クラス名</text:p>
          </table:table-cell>
          <table:covered-table-cell/>
          <table:table-cell table:style-name="表5.A1" table:number-columns-spanned="2" office:value-type="string">
            <text:p text:style-name="P105">グループ名</text:p>
          </table:table-cell>
          <table:covered-table-cell/>
          <table:table-cell table:style-name="表5.A1" table:number-columns-spanned="2" office:value-type="string">
            <text:p text:style-name="P105">承認印</text:p>
          </table:table-cell>
          <table:covered-table-cell/>
          <table:table-cell table:style-name="表5.A1" table:number-columns-spanned="2" office:value-type="string">
            <text:p text:style-name="P105">作成日</text:p>
          </table:table-cell>
          <table:covered-table-cell/>
          <table:table-cell table:style-name="表5.A1" office:value-type="string">
            <text:p text:style-name="P105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40">宿予約システム</text:p>
          </table:table-cell>
          <table:covered-table-cell/>
          <table:table-cell table:style-name="表5.A1" table:number-rows-spanned="2" table:number-columns-spanned="3" office:value-type="string">
            <text:p text:style-name="P15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5"/>
          </table:table-cell>
          <table:covered-table-cell/>
          <table:table-cell table:style-name="表5.A1" table:number-rows-spanned="2" table:number-columns-spanned="2" office:value-type="string">
            <text:p text:style-name="P15"/>
          </table:table-cell>
          <table:covered-table-cell/>
          <table:table-cell table:style-name="表5.A1" table:number-rows-spanned="2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30">5/</text:p>
          </table:table-cell>
          <table:covered-table-cell/>
          <table:table-cell table:style-name="表5.A1" table:number-rows-spanned="2" office:value-type="string">
            <text:p text:style-name="P15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15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94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4"><text:span text:style-name="T4">001-</text:span><text:span text:style-name="T8">10</text:span><text:span text:style-name="T16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94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84">会員情報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94">入力イラスト／入力方法など</text:p>
          </table:table-cell>
          <table:table-cell table:style-name="表5.B6" table:number-columns-spanned="16" office:value-type="string">
            <text:p text:style-name="P15"><draw:frame draw:style-name="fr1" draw:name="画像6" text:anchor-type="char" svg:width="15.108cm" svg:height="15.108cm" draw:z-index="7"><draw:image xlink:href="Pictures/100000010000023B0000023BFA1B071621E10FD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94">入出力機能</text:p>
          </table:table-cell>
          <table:table-cell table:style-name="表5.A1" table:number-columns-spanned="8" office:value-type="string">
            <text:p text:style-name="P9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4"><text:span text:style-name="T19">I</text:span><text:span text:style-name="T3">／</text:span><text:span text:style-name="T19">O</text:span></text:p>
          </table:table-cell>
          <table:covered-table-cell/>
          <table:table-cell table:style-name="表5.A1" table:number-columns-spanned="6" office:value-type="string">
            <text:p text:style-name="P9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34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2">I</text:p>
          </table:table-cell>
          <table:covered-table-cell/>
          <table:table-cell table:style-name="表5.L8" table:number-columns-spanned="6" office:value-type="string">
            <text:p text:style-name="P13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34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2">I</text:p>
          </table:table-cell>
          <table:covered-table-cell/>
          <table:table-cell table:style-name="表5.L9" table:number-columns-spanned="6" office:value-type="string">
            <text:p text:style-name="P13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34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2">I</text:p>
          </table:table-cell>
          <table:covered-table-cell/>
          <table:table-cell table:style-name="表5.L10" table:number-columns-spanned="6" office:value-type="string">
            <text:p text:style-name="P13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3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2">I</text:p>
          </table:table-cell>
          <table:covered-table-cell/>
          <table:table-cell table:style-name="表5.L11" table:number-columns-spanned="6" office:value-type="string">
            <text:p text:style-name="P13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34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2">I</text:p>
          </table:table-cell>
          <table:covered-table-cell/>
          <table:table-cell table:style-name="表5.L12" table:number-columns-spanned="6" office:value-type="string">
            <text:p text:style-name="P134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34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L13" table:number-columns-spanned="6" office:value-type="string">
            <text:p text:style-name="P40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40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L14" table:number-columns-spanned="6" office:value-type="string">
            <text:p text:style-name="P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40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L15" table:number-columns-spanned="6" office:value-type="string">
            <text:p text:style-name="P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L1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94">改定日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office:value-type="string">
            <text:p text:style-name="P125">／／</text:p>
          </table:table-cell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94">改定者</text:p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office:value-type="string">
            <text:p text:style-name="P15"/>
          </table:table-cell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</table:table-row>
      </table:table>
      <text:p text:style-name="P66"/>
      <text:p text:style-name="P62"/>
      <text:p text:style-name="P62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・会員情報変更画面</text:p>
      <text:p text:style-name="P75"/>
      <text:p text:style-name="P79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ext:soft-page-break/>
        <table:table-row table:style-name="表14.1">
          <table:table-cell table:style-name="表14.A1" table:number-rows-spanned="3" table:number-columns-spanned="3" office:value-type="string">
            <text:p text:style-name="P172">画面</text:p>
            <text:p text:style-name="P172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173">システム名</text:p>
          </table:table-cell>
          <table:covered-table-cell/>
          <table:table-cell table:style-name="表14.A1" table:number-columns-spanned="3" office:value-type="string">
            <text:p text:style-name="P173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173">クラス名</text:p>
          </table:table-cell>
          <table:covered-table-cell/>
          <table:table-cell table:style-name="表14.A1" table:number-columns-spanned="2" office:value-type="string">
            <text:p text:style-name="P173">グループ名</text:p>
          </table:table-cell>
          <table:covered-table-cell/>
          <table:table-cell table:style-name="表14.A1" table:number-columns-spanned="2" office:value-type="string">
            <text:p text:style-name="P173">承認印</text:p>
          </table:table-cell>
          <table:covered-table-cell/>
          <table:table-cell table:style-name="表14.A1" table:number-columns-spanned="2" office:value-type="string">
            <text:p text:style-name="P173">作成日</text:p>
          </table:table-cell>
          <table:covered-table-cell/>
          <table:table-cell table:style-name="表14.A1" office:value-type="string">
            <text:p text:style-name="P173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3"/>
          </table:table-cell>
          <table:covered-table-cell/>
          <table:table-cell table:style-name="表14.A1" table:number-rows-spanned="2" table:number-columns-spanned="3" office:value-type="string">
            <text:p text:style-name="P23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3"/>
          </table:table-cell>
          <table:covered-table-cell/>
          <table:table-cell table:style-name="表14.A1" table:number-rows-spanned="2" table:number-columns-spanned="2" office:value-type="string">
            <text:p text:style-name="P23"/>
          </table:table-cell>
          <table:covered-table-cell/>
          <table:table-cell table:style-name="表14.A1" table:number-rows-spanned="2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table:number-rows-spanned="2" office:value-type="string">
            <text:p text:style-name="P23"/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D3"/>
          <table:covered-table-cell/>
          <table:covered-table-cell table:style-name="表14.F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174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176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10"><text:span text:style-name="T4">001-</text:span><text:span text:style-name="T16">1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176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167">会員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176">入力イラスト／入力方法など</text:p>
          </table:table-cell>
          <table:table-cell table:style-name="表14.B6" table:number-columns-spanned="16" office:value-type="string">
            <text:p text:style-name="P23"><draw:frame draw:style-name="fr1" draw:name="画像15" text:anchor-type="char" svg:width="15.108cm" svg:height="15.108cm" draw:z-index="8"><draw:image xlink:href="Pictures/100000010000023B0000023BB32D50235F2F30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176">入出力機能</text:p>
          </table:table-cell>
          <table:table-cell table:style-name="表14.A1" table:number-columns-spanned="8" office:value-type="string">
            <text:p text:style-name="P17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0"><text:span text:style-name="T19">I</text:span><text:span text:style-name="T3">／</text:span><text:span text:style-name="T19">O</text:span></text:p>
          </table:table-cell>
          <table:covered-table-cell/>
          <table:table-cell table:style-name="表14.A1" table:number-columns-spanned="6" office:value-type="string">
            <text:p text:style-name="P17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77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78">I</text:p>
          </table:table-cell>
          <table:covered-table-cell/>
          <table:table-cell table:style-name="表14.L8" table:number-columns-spanned="6" office:value-type="string">
            <text:p text:style-name="P177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77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78">I</text:p>
          </table:table-cell>
          <table:covered-table-cell/>
          <table:table-cell table:style-name="表14.L9" table:number-columns-spanned="6" office:value-type="string">
            <text:p text:style-name="P177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7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78">I</text:p>
          </table:table-cell>
          <table:covered-table-cell/>
          <table:table-cell table:style-name="表14.L10" table:number-columns-spanned="6" office:value-type="string">
            <text:p text:style-name="P177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77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78">I</text:p>
          </table:table-cell>
          <table:covered-table-cell/>
          <table:table-cell table:style-name="表14.L11" table:number-columns-spanned="6" office:value-type="string">
            <text:p text:style-name="P177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77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78">I</text:p>
          </table:table-cell>
          <table:covered-table-cell/>
          <table:table-cell table:style-name="表14.L12" table:number-columns-spanned="6" office:value-type="string">
            <text:p text:style-name="P177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77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L13" table:number-columns-spanned="6" office:value-type="string">
            <text:p text:style-name="P5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47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L14" table:number-columns-spanned="6" office:value-type="string">
            <text:p text:style-name="P4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47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L15" table:number-columns-spanned="6" office:value-type="string">
            <text:p text:style-name="P4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L16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176">改定日</text:p>
          </table:table-cell>
          <table:covered-table-cell/>
          <table:table-cell table:style-name="表14.A1" table:number-columns-spanned="2" office:value-type="string">
            <text:p text:style-name="P175">／／</text:p>
          </table:table-cell>
          <table:covered-table-cell/>
          <table:table-cell table:style-name="表14.A1" table:number-columns-spanned="2" office:value-type="string">
            <text:p text:style-name="P175">／／</text:p>
          </table:table-cell>
          <table:covered-table-cell/>
          <table:table-cell table:style-name="表14.A1" office:value-type="string">
            <text:p text:style-name="P175">／／</text:p>
          </table:table-cell>
          <table:table-cell table:style-name="表14.A1" table:number-columns-spanned="2" office:value-type="string">
            <text:p text:style-name="P175">／／</text:p>
          </table:table-cell>
          <table:covered-table-cell/>
          <table:table-cell table:style-name="表14.A1" table:number-columns-spanned="2" office:value-type="string">
            <text:p text:style-name="P175">／／</text:p>
          </table:table-cell>
          <table:covered-table-cell/>
          <table:table-cell table:style-name="表14.A1" table:number-columns-spanned="2" office:value-type="string">
            <text:p text:style-name="P175">／／</text:p>
          </table:table-cell>
          <table:covered-table-cell/>
          <table:table-cell table:style-name="表14.A1" table:number-columns-spanned="2" office:value-type="string">
            <text:p text:style-name="P175">／／</text:p>
          </table:table-cell>
          <table:covered-table-cell/>
          <table:table-cell table:style-name="表14.A1" table:number-columns-spanned="2" office:value-type="string">
            <text:p text:style-name="P175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176">改定者</text:p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office:value-type="string">
            <text:p text:style-name="P23"/>
          </table:table-cell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</table:table-row>
      </table:table>
      <text:p text:style-name="P79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・会員情報削除確認</text:p>
      <text:p text:style-name="P77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154">画面</text:p>
            <text:p text:style-name="P154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106">システム名</text:p>
          </table:table-cell>
          <table:covered-table-cell/>
          <table:table-cell table:style-name="表6.A1" table:number-columns-spanned="3" office:value-type="string">
            <text:p text:style-name="P106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106">クラス名</text:p>
          </table:table-cell>
          <table:covered-table-cell/>
          <table:table-cell table:style-name="表6.A1" table:number-columns-spanned="2" office:value-type="string">
            <text:p text:style-name="P106">グループ名</text:p>
          </table:table-cell>
          <table:covered-table-cell/>
          <table:table-cell table:style-name="表6.A1" table:number-columns-spanned="2" office:value-type="string">
            <text:p text:style-name="P106">承認印</text:p>
          </table:table-cell>
          <table:covered-table-cell/>
          <table:table-cell table:style-name="表6.A1" table:number-columns-spanned="2" office:value-type="string">
            <text:p text:style-name="P106">作成日</text:p>
          </table:table-cell>
          <table:covered-table-cell/>
          <table:table-cell table:style-name="表6.A1" office:value-type="string">
            <text:p text:style-name="P106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41">宿予約システム</text:p>
          </table:table-cell>
          <table:covered-table-cell/>
          <table:table-cell table:style-name="表6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6"/>
          </table:table-cell>
          <table:covered-table-cell/>
          <table:table-cell table:style-name="表6.A1" table:number-rows-spanned="2" table:number-columns-spanned="2" office:value-type="string">
            <text:p text:style-name="P16"/>
          </table:table-cell>
          <table:covered-table-cell/>
          <table:table-cell table:style-name="表6.A1" table:number-rows-spanned="2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31">5/</text:p>
          </table:table-cell>
          <table:covered-table-cell/>
          <table:table-cell table:style-name="表6.A1" table:number-rows-spanned="2" office:value-type="string">
            <text:p text:style-name="P16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16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95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5"><text:span text:style-name="T4">00</text:span><text:span text:style-name="T9">1</text:span><text:span text:style-name="T4">-</text:span><text:span text:style-name="T9">10</text:span><text:span text:style-name="T16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95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85">会員情報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95">入力イラスト／入力方法など</text:p>
          </table:table-cell>
          <table:table-cell table:style-name="表6.B6" table:number-columns-spanned="16" office:value-type="string">
            <text:p text:style-name="P16"><draw:frame draw:style-name="fr2" draw:name="画像7" text:anchor-type="char" svg:width="15.108cm" svg:height="15.108cm" draw:z-index="9"><draw:image xlink:href="Pictures/100000010000023B0000023B84A2DF4131593CD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95">入出力機能</text:p>
          </table:table-cell>
          <table:table-cell table:style-name="表6.A1" table:number-columns-spanned="8" office:value-type="string">
            <text:p text:style-name="P9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5"><text:span text:style-name="T19">I</text:span><text:span text:style-name="T3">／</text:span><text:span text:style-name="T19">O</text:span></text:p>
          </table:table-cell>
          <table:covered-table-cell/>
          <table:table-cell table:style-name="表6.A1" table:number-columns-spanned="6" office:value-type="string">
            <text:p text:style-name="P9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8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9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0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1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3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5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9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161">会員トップメニューへ遷移</text:p>
            <text:p text:style-name="P161"/>
            <text:p text:style-name="P161">退会の希望があった場合は会員証の提示のお願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95">改定日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office:value-type="string">
            <text:p text:style-name="P126">／／</text:p>
          </table:table-cell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</table:table-row>
        <table:table-row table:style-name="表6.20">
          <table:table-cell table:style-name="表6.A1" table:number-columns-spanned="2" office:value-type="string">
            <text:p text:style-name="P95">改定者</text:p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office:value-type="string">
            <text:p text:style-name="P16"/>
          </table:table-cell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</table:table-row>
      </table:table>
      <text:p text:style-name="P77"/>
      <text:p text:style-name="P78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155">画面</text:p>
            <text:p text:style-name="P155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107">システム名</text:p>
          </table:table-cell>
          <table:covered-table-cell/>
          <table:table-cell table:style-name="表9.A1" table:number-columns-spanned="3" office:value-type="string">
            <text:p text:style-name="P107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107">クラス名</text:p>
          </table:table-cell>
          <table:covered-table-cell/>
          <table:table-cell table:style-name="表9.A1" table:number-columns-spanned="2" office:value-type="string">
            <text:p text:style-name="P107">グループ名</text:p>
          </table:table-cell>
          <table:covered-table-cell/>
          <table:table-cell table:style-name="表9.A1" table:number-columns-spanned="2" office:value-type="string">
            <text:p text:style-name="P107">承認印</text:p>
          </table:table-cell>
          <table:covered-table-cell/>
          <table:table-cell table:style-name="表9.A1" table:number-columns-spanned="2" office:value-type="string">
            <text:p text:style-name="P107">作成日</text:p>
          </table:table-cell>
          <table:covered-table-cell/>
          <table:table-cell table:style-name="表9.A1" office:value-type="string">
            <text:p text:style-name="P107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44">宿予約システム</text:p>
          </table:table-cell>
          <table:covered-table-cell/>
          <table:table-cell table:style-name="表9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9"/>
          </table:table-cell>
          <table:covered-table-cell/>
          <table:table-cell table:style-name="表9.A1" table:number-rows-spanned="2" table:number-columns-spanned="2" office:value-type="string">
            <text:p text:style-name="P19"/>
          </table:table-cell>
          <table:covered-table-cell/>
          <table:table-cell table:style-name="表9.A1" table:number-rows-spanned="2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34">5/</text:p>
          </table:table-cell>
          <table:covered-table-cell/>
          <table:table-cell table:style-name="表9.A1" table:number-rows-spanned="2" office:value-type="string">
            <text:p text:style-name="P19"/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17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96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8"><text:span text:style-name="T4">001-</text:span><text:span text:style-name="T12">10</text:span><text:span text:style-name="T16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96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86">会員情報削除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96">入力イラスト／入力方法など</text:p>
          </table:table-cell>
          <table:table-cell table:style-name="表9.B6" table:number-columns-spanned="16" office:value-type="string">
            <text:p text:style-name="P19"><draw:frame draw:style-name="fr2" draw:name="画像10" text:anchor-type="char" svg:width="15.108cm" svg:height="15.108cm" draw:z-index="10"><draw:image xlink:href="Pictures/100000010000023B0000023B348CE11C19DD563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96">入出力機能</text:p>
          </table:table-cell>
          <table:table-cell table:style-name="表9.A1" table:number-columns-spanned="8" office:value-type="string">
            <text:p text:style-name="P9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8"><text:span text:style-name="T19">I</text:span><text:span text:style-name="T3">／</text:span><text:span text:style-name="T19">O</text:span></text:p>
          </table:table-cell>
          <table:covered-table-cell/>
          <table:table-cell table:style-name="表9.A1" table:number-columns-spanned="6" office:value-type="string">
            <text:p text:style-name="P9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8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9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0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1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2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9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9"/>
            <text:p text:style-name="P162">削除する・・削除完了画面へ遷移</text:p>
            <text:p text:style-name="P162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96">改定日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office:value-type="string">
            <text:p text:style-name="P127">／／</text:p>
          </table:table-cell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96">改定者</text:p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office:value-type="string">
            <text:p text:style-name="P19"/>
          </table:table-cell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</table:table-row>
      </table:table>
      <text:p text:style-name="P78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・宿情報検索</text:p>
      <text:p text:style-name="P67"/>
      <text:p text:style-name="P68"/>
      <text:p text:style-name="P67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156">画面</text:p>
            <text:p text:style-name="P156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108">システム名</text:p>
          </table:table-cell>
          <table:covered-table-cell/>
          <table:table-cell table:style-name="表7.A1" table:number-columns-spanned="3" office:value-type="string">
            <text:p text:style-name="P108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108">クラス名</text:p>
          </table:table-cell>
          <table:covered-table-cell/>
          <table:table-cell table:style-name="表7.A1" table:number-columns-spanned="2" office:value-type="string">
            <text:p text:style-name="P108">グループ名</text:p>
          </table:table-cell>
          <table:covered-table-cell/>
          <table:table-cell table:style-name="表7.A1" table:number-columns-spanned="2" office:value-type="string">
            <text:p text:style-name="P108">承認印</text:p>
          </table:table-cell>
          <table:covered-table-cell/>
          <table:table-cell table:style-name="表7.A1" table:number-columns-spanned="2" office:value-type="string">
            <text:p text:style-name="P108">作成日</text:p>
          </table:table-cell>
          <table:covered-table-cell/>
          <table:table-cell table:style-name="表7.A1" office:value-type="string">
            <text:p text:style-name="P108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42">宿予約システム</text:p>
          </table:table-cell>
          <table:covered-table-cell/>
          <table:table-cell table:style-name="表7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7"/>
          </table:table-cell>
          <table:covered-table-cell/>
          <table:table-cell table:style-name="表7.A1" table:number-rows-spanned="2" table:number-columns-spanned="2" office:value-type="string">
            <text:p text:style-name="P17"/>
          </table:table-cell>
          <table:covered-table-cell/>
          <table:table-cell table:style-name="表7.A1" table:number-rows-spanned="2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32">5/</text:p>
          </table:table-cell>
          <table:covered-table-cell/>
          <table:table-cell table:style-name="表7.A1" table:number-rows-spanned="2" office:value-type="string">
            <text:p text:style-name="P17"/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18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97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6"><text:span text:style-name="T4">001-</text:span><text:span text:style-name="T10">1</text:span><text:span text:style-name="T16">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97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87">宿情報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97">入力イラスト／入力方法など</text:p>
          </table:table-cell>
          <table:table-cell table:style-name="表7.B6" table:number-columns-spanned="16" office:value-type="string">
            <text:p text:style-name="P17"><draw:frame draw:style-name="fr2" draw:name="画像9" text:anchor-type="char" svg:width="15.108cm" svg:height="15.108cm" draw:z-index="11"><draw:image xlink:href="Pictures/100000010000023B0000023BAEDF33535E1E6BF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97">入出力機能</text:p>
          </table:table-cell>
          <table:table-cell table:style-name="表7.A1" table:number-columns-spanned="8" office:value-type="string">
            <text:p text:style-name="P9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56"><text:span text:style-name="T19">I</text:span><text:span text:style-name="T3">／</text:span><text:span text:style-name="T19">O</text:span></text:p>
          </table:table-cell>
          <table:covered-table-cell/>
          <table:table-cell table:style-name="表7.A1" table:number-columns-spanned="6" office:value-type="string">
            <text:p text:style-name="P9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3">I</text:p>
          </table:table-cell>
          <table:covered-table-cell/>
          <table:table-cell table:style-name="表7.L8" table:number-columns-spanned="6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3">I</text:p>
          </table:table-cell>
          <table:covered-table-cell/>
          <table:table-cell table:style-name="表7.L9" table:number-columns-spanned="6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3">I</text:p>
          </table:table-cell>
          <table:covered-table-cell/>
          <table:table-cell table:style-name="表7.L10" table:number-columns-spanned="6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3">I</text:p>
          </table:table-cell>
          <table:covered-table-cell/>
          <table:table-cell table:style-name="表7.L11" table:number-columns-spanned="6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3">I</text:p>
          </table:table-cell>
          <table:covered-table-cell/>
          <table:table-cell table:style-name="表7.L12" table:number-columns-spanned="6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2"><text:s text:c="9"/><text:span text:style-name="T20">I</text:span></text:p>
          </table:table-cell>
          <table:covered-table-cell/>
          <table:table-cell table:style-name="表7.L13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97">改定日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office:value-type="string">
            <text:p text:style-name="P128">／／</text:p>
          </table:table-cell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97">改定者</text:p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office:value-type="string">
            <text:p text:style-name="P17"/>
          </table:table-cell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</table:table-row>
      </table:table>
      <text:p text:style-name="P67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5"/>
      <text:p text:style-name="P75"/>
      <text:p text:style-name="P75"/>
      <text:p text:style-name="P75"><text:soft-page-break/>・宿情報新規登録</text:p>
      <text:p text:style-name="P181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182"><text:span text:style-name="T26">画面</text:span></text:p>
            <text:p text:style-name="P182"><text:span text:style-name="T26">レイアウト</text:span></text:p>
          </table:table-cell>
          <table:covered-table-cell/>
          <table:covered-table-cell/>
          <table:table-cell table:style-name="表11.A1" table:number-columns-spanned="2" office:value-type="string">
            <text:p text:style-name="P182"><text:span text:style-name="T22">システム名</text:span></text:p>
          </table:table-cell>
          <table:covered-table-cell/>
          <table:table-cell table:style-name="表11.A1" table:number-columns-spanned="3" office:value-type="string">
            <text:p text:style-name="P182"><text:span text:style-name="T22">ユースケース名</text:span></text:p>
          </table:table-cell>
          <table:covered-table-cell/>
          <table:covered-table-cell/>
          <table:table-cell table:style-name="表11.A1" table:number-columns-spanned="2" office:value-type="string">
            <text:p text:style-name="P182"><text:span text:style-name="T22">クラス名</text:span></text:p>
          </table:table-cell>
          <table:covered-table-cell/>
          <table:table-cell table:style-name="表11.A1" table:number-columns-spanned="2" office:value-type="string">
            <text:p text:style-name="P182"><text:span text:style-name="T22">グループ名</text:span></text:p>
          </table:table-cell>
          <table:covered-table-cell/>
          <table:table-cell table:style-name="表11.A1" table:number-columns-spanned="2" office:value-type="string">
            <text:p text:style-name="P182"><text:span text:style-name="T22">承認印</text:span></text:p>
          </table:table-cell>
          <table:covered-table-cell/>
          <table:table-cell table:style-name="表11.A1" table:number-columns-spanned="2" office:value-type="string">
            <text:p text:style-name="P182"><text:span text:style-name="T22">作成日</text:span></text:p>
          </table:table-cell>
          <table:covered-table-cell/>
          <table:table-cell table:style-name="表11.A1" office:value-type="string">
            <text:p text:style-name="P182"><text:span text:style-name="T22">担当</text:span>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183"/>
          </table:table-cell>
          <table:covered-table-cell/>
          <table:table-cell table:style-name="表11.A1" table:number-rows-spanned="2" table:number-columns-spanned="3" office:value-type="string">
            <text:p text:style-name="P183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183"/>
          </table:table-cell>
          <table:covered-table-cell/>
          <table:table-cell table:style-name="表11.A1" table:number-rows-spanned="2" table:number-columns-spanned="2" office:value-type="string">
            <text:p text:style-name="P183"/>
          </table:table-cell>
          <table:covered-table-cell/>
          <table:table-cell table:style-name="表11.A1" table:number-rows-spanned="2" table:number-columns-spanned="2" office:value-type="string">
            <text:p text:style-name="P183"/>
          </table:table-cell>
          <table:covered-table-cell/>
          <table:table-cell table:style-name="表11.A1" table:number-columns-spanned="2" office:value-type="string">
            <text:p text:style-name="P183"/>
          </table:table-cell>
          <table:covered-table-cell/>
          <table:table-cell table:style-name="表11.A1" table:number-rows-spanned="2" office:value-type="string">
            <text:p text:style-name="P183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D3"/>
          <table:covered-table-cell/>
          <table:covered-table-cell table:style-name="表11.F3"/>
          <table:covered-table-cell/>
          <table:covered-table-cell/>
          <table:covered-table-cell table:style-name="表11.I3"/>
          <table:covered-table-cell/>
          <table:covered-table-cell table:style-name="表11.K3"/>
          <table:covered-table-cell/>
          <table:covered-table-cell table:style-name="表11.M3"/>
          <table:covered-table-cell/>
          <table:table-cell table:style-name="表11.A1" table:number-columns-spanned="2" office:value-type="string">
            <text:p text:style-name="P183"><text:span text:style-name="T23">ver.</text:span>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182"><text:span text:style-name="T3">画面ＩＤ</text:span></text:p>
          </table:table-cell>
          <table:covered-table-cell/>
          <table:covered-table-cell/>
          <table:table-cell table:style-name="表11.A1" table:number-columns-spanned="14" office:value-type="string">
            <text:p text:style-name="P168"><text:span text:style-name="T4">001-</text:span><text:span text:style-name="T18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182"><text:span text:style-name="T3">画面名</text:span></text:p>
          </table:table-cell>
          <table:covered-table-cell/>
          <table:covered-table-cell/>
          <table:table-cell table:style-name="表11.A1" table:number-columns-spanned="14" office:value-type="string">
            <text:p text:style-name="P169"><text:span text:style-name="T3">宿情報新規登録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182"><text:span text:style-name="T3">入力イラスト／入力方法など</text:span></text:p>
          </table:table-cell>
          <table:table-cell table:style-name="表11.B6" table:number-columns-spanned="16" office:value-type="string">
            <text:p text:style-name="P183"><draw:frame draw:style-name="fr1" draw:name="画像12" text:anchor-type="char" svg:width="14.633cm" svg:height="14.425cm" draw:z-index="15"><draw:image xlink:href="Pictures/10000001000001C3000001C3EFFB9B0C1F09880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182"><text:span text:style-name="T3">入出力機能</text:span></text:p>
          </table:table-cell>
          <table:table-cell table:style-name="表11.A1" table:number-columns-spanned="8" office:value-type="string">
            <text:p text:style-name="P182"><text:span text:style-name="T3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82"><text:span text:style-name="T19">I</text:span><text:span text:style-name="T3">／</text:span><text:span text:style-name="T19">O</text:span></text:p>
          </table:table-cell>
          <table:covered-table-cell/>
          <table:table-cell table:style-name="表11.A1" table:number-columns-spanned="6" office:value-type="string">
            <text:p text:style-name="P182"><text:span text:style-name="T3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183"><text:span text:style-name="T20">宿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84"><text:span text:style-name="T20">I</text:span></text:p>
          </table:table-cell>
          <table:covered-table-cell/>
          <table:table-cell table:style-name="表11.L8" table:number-columns-spanned="6" office:value-type="string">
            <text:p text:style-name="P183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183"><text:span text:style-name="T20">宿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84"><text:span text:style-name="T20">I</text:span></text:p>
          </table:table-cell>
          <table:covered-table-cell/>
          <table:table-cell table:style-name="表11.L9" table:number-columns-spanned="6" office:value-type="string">
            <text:p text:style-name="P183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183"><text:span text:style-name="T20">分類コー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84"><text:span text:style-name="T20">I</text:span></text:p>
          </table:table-cell>
          <table:covered-table-cell/>
          <table:table-cell table:style-name="表11.L10" table:number-columns-spanned="6" office:value-type="string">
            <text:p text:style-name="P183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183"><text:span text:style-name="T20">住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84"><text:span text:style-name="T20">I</text:span></text:p>
          </table:table-cell>
          <table:covered-table-cell/>
          <table:table-cell table:style-name="表11.L11" table:number-columns-spanned="6" office:value-type="string">
            <text:p text:style-name="P183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183"><text:span text:style-name="T20">チェックイン時間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84"><text:span text:style-name="T20">I</text:span></text:p>
          </table:table-cell>
          <table:covered-table-cell/>
          <table:table-cell table:style-name="表11.L12" table:number-columns-spanned="6" office:value-type="string">
            <text:p text:style-name="P183"><text:span text:style-name="T20">必須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183"><text:span text:style-name="T20">チェックアウト時間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83"/>
          </table:table-cell>
          <table:covered-table-cell/>
          <table:table-cell table:style-name="表11.L13" table:number-columns-spanned="6" office:value-type="string">
            <text:p text:style-name="P18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186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83"/>
          </table:table-cell>
          <table:covered-table-cell/>
          <table:table-cell table:style-name="表11.L14" table:number-columns-spanned="6" office:value-type="string">
            <text:p text:style-name="P18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83"/>
          </table:table-cell>
          <table:covered-table-cell/>
          <table:table-cell table:style-name="表11.L15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83"/>
          </table:table-cell>
          <table:covered-table-cell/>
          <table:table-cell table:style-name="表11.L16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182"><text:span text:style-name="T3">改定日</text:span></text:p>
          </table:table-cell>
          <table:covered-table-cell/>
          <table:table-cell table:style-name="表11.A1" table:number-columns-spanned="2" office:value-type="string">
            <text:p text:style-name="P182"><text:span text:style-name="T24">／／</text:span></text:p>
          </table:table-cell>
          <table:covered-table-cell/>
          <table:table-cell table:style-name="表11.A1" table:number-columns-spanned="2" office:value-type="string">
            <text:p text:style-name="P182"><text:span text:style-name="T24">／／</text:span></text:p>
          </table:table-cell>
          <table:covered-table-cell/>
          <table:table-cell table:style-name="表11.A1" office:value-type="string">
            <text:p text:style-name="P182"><text:span text:style-name="T24">／／</text:span></text:p>
          </table:table-cell>
          <table:table-cell table:style-name="表11.A1" table:number-columns-spanned="2" office:value-type="string">
            <text:p text:style-name="P182"><text:span text:style-name="T24">／／</text:span></text:p>
          </table:table-cell>
          <table:covered-table-cell/>
          <table:table-cell table:style-name="表11.A1" table:number-columns-spanned="2" office:value-type="string">
            <text:p text:style-name="P182"><text:span text:style-name="T24">／／</text:span></text:p>
          </table:table-cell>
          <table:covered-table-cell/>
          <table:table-cell table:style-name="表11.A1" table:number-columns-spanned="2" office:value-type="string">
            <text:p text:style-name="P182"><text:span text:style-name="T24">／／</text:span></text:p>
          </table:table-cell>
          <table:covered-table-cell/>
          <table:table-cell table:style-name="表11.A1" table:number-columns-spanned="2" office:value-type="string">
            <text:p text:style-name="P182"><text:span text:style-name="T24">／／</text:span></text:p>
          </table:table-cell>
          <table:covered-table-cell/>
          <table:table-cell table:style-name="表11.A1" table:number-columns-spanned="2" office:value-type="string">
            <text:p text:style-name="P182"><text:span text:style-name="T24">／／</text:span>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182"><text:span text:style-name="T3">改定者</text:span></text:p>
          </table:table-cell>
          <table:covered-table-cell/>
          <table:table-cell table:style-name="表11.A1" table:number-columns-spanned="2" office:value-type="string">
            <text:p text:style-name="P183"/>
          </table:table-cell>
          <table:covered-table-cell/>
          <table:table-cell table:style-name="表11.A1" table:number-columns-spanned="2" office:value-type="string">
            <text:p text:style-name="P183"/>
          </table:table-cell>
          <table:covered-table-cell/>
          <table:table-cell table:style-name="表11.A1" office:value-type="string">
            <text:p text:style-name="P183"/>
          </table:table-cell>
          <table:table-cell table:style-name="表11.A1" table:number-columns-spanned="2" office:value-type="string">
            <text:p text:style-name="P183"/>
          </table:table-cell>
          <table:covered-table-cell/>
          <table:table-cell table:style-name="表11.A1" table:number-columns-spanned="2" office:value-type="string">
            <text:p text:style-name="P183"/>
          </table:table-cell>
          <table:covered-table-cell/>
          <table:table-cell table:style-name="表11.A1" table:number-columns-spanned="2" office:value-type="string">
            <text:p text:style-name="P183"/>
          </table:table-cell>
          <table:covered-table-cell/>
          <table:table-cell table:style-name="表11.A1" table:number-columns-spanned="2" office:value-type="string">
            <text:p text:style-name="P183"/>
          </table:table-cell>
          <table:covered-table-cell/>
          <table:table-cell table:style-name="表11.A1" table:number-columns-spanned="2" office:value-type="string">
            <text:p text:style-name="P183"/>
          </table:table-cell>
          <table:covered-table-cell/>
        </table:table-row>
      </table:table>
      <text:p text:style-name="P181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・宿情報検索結果</text:p>
      <text:p text:style-name="P62"/>
      <text:p text:style-name="P69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157">画面</text:p>
            <text:p text:style-name="P157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109">システム名</text:p>
          </table:table-cell>
          <table:covered-table-cell/>
          <table:table-cell table:style-name="表8.A1" table:number-columns-spanned="3" office:value-type="string">
            <text:p text:style-name="P109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109">クラス名</text:p>
          </table:table-cell>
          <table:covered-table-cell/>
          <table:table-cell table:style-name="表8.A1" table:number-columns-spanned="2" office:value-type="string">
            <text:p text:style-name="P109">グループ名</text:p>
          </table:table-cell>
          <table:covered-table-cell/>
          <table:table-cell table:style-name="表8.A1" table:number-columns-spanned="2" office:value-type="string">
            <text:p text:style-name="P109">承認印</text:p>
          </table:table-cell>
          <table:covered-table-cell/>
          <table:table-cell table:style-name="表8.A1" table:number-columns-spanned="2" office:value-type="string">
            <text:p text:style-name="P109">作成日</text:p>
          </table:table-cell>
          <table:covered-table-cell/>
          <table:table-cell table:style-name="表8.A1" office:value-type="string">
            <text:p text:style-name="P109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43">宿予約システム</text:p>
          </table:table-cell>
          <table:covered-table-cell/>
          <table:table-cell table:style-name="表8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8"/>
          </table:table-cell>
          <table:covered-table-cell/>
          <table:table-cell table:style-name="表8.A1" table:number-rows-spanned="2" table:number-columns-spanned="2" office:value-type="string">
            <text:p text:style-name="P18"/>
          </table:table-cell>
          <table:covered-table-cell/>
          <table:table-cell table:style-name="表8.A1" table:number-rows-spanned="2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33">5/</text:p>
          </table:table-cell>
          <table:covered-table-cell/>
          <table:table-cell table:style-name="表8.A1" table:number-rows-spanned="2" office:value-type="string">
            <text:p text:style-name="P18"/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19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98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7"><text:span text:style-name="T4">001-</text:span><text:span text:style-name="T11">1</text:span><text:span text:style-name="T16">1</text:span><text:span text:style-name="T18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98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88">宿情報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98">入力イラスト／入力方法など</text:p>
          </table:table-cell>
          <table:table-cell table:style-name="表8.B6" table:number-columns-spanned="16" office:value-type="string">
            <text:p text:style-name="P18"><draw:frame draw:style-name="fr2" draw:name="画像8" text:anchor-type="char" svg:width="15.108cm" svg:height="15.108cm" draw:z-index="12"><draw:image xlink:href="Pictures/100000010000023B0000023B7B865DEFE59240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98">入出力機能</text:p>
          </table:table-cell>
          <table:table-cell table:style-name="表8.A1" table:number-columns-spanned="8" office:value-type="string">
            <text:p text:style-name="P9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7"><text:span text:style-name="T19">I</text:span><text:span text:style-name="T3">／</text:span><text:span text:style-name="T19">O</text:span></text:p>
          </table:table-cell>
          <table:covered-table-cell/>
          <table:table-cell table:style-name="表8.A1" table:number-columns-spanned="6" office:value-type="string">
            <text:p text:style-name="P9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36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4">I</text:p>
          </table:table-cell>
          <table:covered-table-cell/>
          <table:table-cell table:style-name="表8.L8" table:number-columns-spanned="6" office:value-type="string">
            <text:p text:style-name="P136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36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4"/>
          </table:table-cell>
          <table:covered-table-cell/>
          <table:table-cell table:style-name="表8.L9" table:number-columns-spanned="6" office:value-type="string">
            <text:p text:style-name="P13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36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4"/>
          </table:table-cell>
          <table:covered-table-cell/>
          <table:table-cell table:style-name="表8.L10" table:number-columns-spanned="6" office:value-type="string">
            <text:p text:style-name="P13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36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4"/>
          </table:table-cell>
          <table:covered-table-cell/>
          <table:table-cell table:style-name="表8.L11" table:number-columns-spanned="6" office:value-type="string">
            <text:p text:style-name="P13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36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4"/>
          </table:table-cell>
          <table:covered-table-cell/>
          <table:table-cell table:style-name="表8.L12" table:number-columns-spanned="6" office:value-type="string">
            <text:p text:style-name="P13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36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4"/>
          </table:table-cell>
          <table:covered-table-cell/>
          <table:table-cell table:style-name="表8.L13" table:number-columns-spanned="6" office:value-type="string">
            <text:p text:style-name="P13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36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4"/>
          </table:table-cell>
          <table:covered-table-cell/>
          <table:table-cell table:style-name="表8.L14" table:number-columns-spanned="6" office:value-type="string">
            <text:p text:style-name="P13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9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98">改定日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office:value-type="string">
            <text:p text:style-name="P129">／／</text:p>
          </table:table-cell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98">改定者</text:p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office:value-type="string">
            <text:p text:style-name="P18"/>
          </table:table-cell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</table:table-row>
      </table:table>
      <text:p text:style-name="P69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5"/>
      <text:p text:style-name="P75"/>
      <text:p text:style-name="P75"/>
      <text:p text:style-name="P75"/>
      <text:p text:style-name="P75"/>
      <text:p text:style-name="P80"><text:soft-page-break/></text:p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159">画面</text:p>
            <text:p text:style-name="P159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111">システム名</text:p>
          </table:table-cell>
          <table:covered-table-cell/>
          <table:table-cell table:style-name="表12.A1" table:number-columns-spanned="3" office:value-type="string">
            <text:p text:style-name="P111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111">クラス名</text:p>
          </table:table-cell>
          <table:covered-table-cell/>
          <table:table-cell table:style-name="表12.A1" table:number-columns-spanned="2" office:value-type="string">
            <text:p text:style-name="P111">グループ名</text:p>
          </table:table-cell>
          <table:covered-table-cell/>
          <table:table-cell table:style-name="表12.A1" table:number-columns-spanned="2" office:value-type="string">
            <text:p text:style-name="P111">承認印</text:p>
          </table:table-cell>
          <table:covered-table-cell/>
          <table:table-cell table:style-name="表12.A1" table:number-columns-spanned="2" office:value-type="string">
            <text:p text:style-name="P111">作成日</text:p>
          </table:table-cell>
          <table:covered-table-cell/>
          <table:table-cell table:style-name="表12.A1" office:value-type="string">
            <text:p text:style-name="P111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46">宿予約システム</text:p>
          </table:table-cell>
          <table:covered-table-cell/>
          <table:table-cell table:style-name="表12.A1" table:number-rows-spanned="2" table:number-columns-spanned="3" office:value-type="string">
            <text:p text:style-name="P24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4"/>
          </table:table-cell>
          <table:covered-table-cell/>
          <table:table-cell table:style-name="表12.A1" table:number-rows-spanned="2" table:number-columns-spanned="2" office:value-type="string">
            <text:p text:style-name="P24"/>
          </table:table-cell>
          <table:covered-table-cell/>
          <table:table-cell table:style-name="表12.A1" table:number-rows-spanned="2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36">5/</text:p>
          </table:table-cell>
          <table:covered-table-cell/>
          <table:table-cell table:style-name="表12.A1" table:number-rows-spanned="2" office:value-type="string">
            <text:p text:style-name="P24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121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100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11"><text:span text:style-name="T4">001-</text:span><text:span text:style-name="T14">11</text:span><text:span text:style-name="T18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100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90">宿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100">入力イラスト／入力方法など</text:p>
          </table:table-cell>
          <table:table-cell table:style-name="表12.B6" table:number-columns-spanned="16" office:value-type="string">
            <text:p text:style-name="P24"><draw:frame draw:style-name="fr2" draw:name="画像13" text:anchor-type="char" svg:width="15.108cm" svg:height="15.108cm" draw:z-index="13"><draw:image xlink:href="Pictures/100000010000023B0000023B786C0C8245D99BA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100">入出力機能</text:p>
          </table:table-cell>
          <table:table-cell table:style-name="表12.A1" table:number-columns-spanned="8" office:value-type="string">
            <text:p text:style-name="P10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1"><text:span text:style-name="T19">I</text:span><text:span text:style-name="T3">／</text:span><text:span text:style-name="T19">O</text:span></text:p>
          </table:table-cell>
          <table:covered-table-cell/>
          <table:table-cell table:style-name="表12.A1" table:number-columns-spanned="6" office:value-type="string">
            <text:p text:style-name="P10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138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6">I</text:p>
          </table:table-cell>
          <table:covered-table-cell/>
          <table:table-cell table:style-name="表12.L8" table:number-columns-spanned="6" office:value-type="string">
            <text:p text:style-name="P24"><text:span text:style-name="T20">必須、</text:span><text:span text:style-name="T21">10桁の一意の番号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138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6">I</text:p>
          </table:table-cell>
          <table:covered-table-cell/>
          <table:table-cell table:style-name="表12.L9" table:number-columns-spanned="6" office:value-type="string">
            <text:p text:style-name="P13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138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6">I</text:p>
          </table:table-cell>
          <table:covered-table-cell/>
          <table:table-cell table:style-name="表12.L10" table:number-columns-spanned="6" office:value-type="string">
            <text:p text:style-name="P13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138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6">I</text:p>
          </table:table-cell>
          <table:covered-table-cell/>
          <table:table-cell table:style-name="表12.L11" table:number-columns-spanned="6" office:value-type="string">
            <text:p text:style-name="P13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138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6">I</text:p>
          </table:table-cell>
          <table:covered-table-cell/>
          <table:table-cell table:style-name="表12.L12" table:number-columns-spanned="6" office:value-type="string">
            <text:p text:style-name="P138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138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><text:s text:c="9"/><text:span text:style-name="T20">I</text:span></text:p>
          </table:table-cell>
          <table:covered-table-cell/>
          <table:table-cell table:style-name="表12.L13" table:number-columns-spanned="6" office:value-type="string">
            <text:p text:style-name="P4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166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><text:s text:c="9"/><text:span text:style-name="T20">I</text:span></text:p>
          </table:table-cell>
          <table:covered-table-cell/>
          <table:table-cell table:style-name="表12.L14" table:number-columns-spanned="6" office:value-type="string">
            <text:p text:style-name="P4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L15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L16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100">改定日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office:value-type="string">
            <text:p text:style-name="P131">／／</text:p>
          </table:table-cell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100">改定者</text:p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office:value-type="string">
            <text:p text:style-name="P24"/>
          </table:table-cell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</table:table-row>
      </table:table>
      <text:p text:style-name="P80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・宿管理削除</text:p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A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159">画面</text:p>
            <text:p text:style-name="P159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111">システム名</text:p>
          </table:table-cell>
          <table:covered-table-cell/>
          <table:table-cell table:style-name="表15.A1" table:number-columns-spanned="3" office:value-type="string">
            <text:p text:style-name="P111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111">クラス名</text:p>
          </table:table-cell>
          <table:covered-table-cell/>
          <table:table-cell table:style-name="表15.A1" table:number-columns-spanned="2" office:value-type="string">
            <text:p text:style-name="P111">グループ名</text:p>
          </table:table-cell>
          <table:covered-table-cell/>
          <table:table-cell table:style-name="表15.A1" table:number-columns-spanned="2" office:value-type="string">
            <text:p text:style-name="P111">承認印</text:p>
          </table:table-cell>
          <table:covered-table-cell/>
          <table:table-cell table:style-name="表15.A1" table:number-columns-spanned="2" office:value-type="string">
            <text:p text:style-name="P111">作成日</text:p>
          </table:table-cell>
          <table:covered-table-cell/>
          <table:table-cell table:style-name="表15.A1" office:value-type="string">
            <text:p text:style-name="P111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46">宿予約システム</text:p>
          </table:table-cell>
          <table:covered-table-cell/>
          <table:table-cell table:style-name="表15.A1" table:number-rows-spanned="2" table:number-columns-spanned="3" office:value-type="string">
            <text:p text:style-name="P24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4"/>
          </table:table-cell>
          <table:covered-table-cell/>
          <table:table-cell table:style-name="表15.A1" table:number-rows-spanned="2" table:number-columns-spanned="2" office:value-type="string">
            <text:p text:style-name="P24"/>
          </table:table-cell>
          <table:covered-table-cell/>
          <table:table-cell table:style-name="表15.A1" table:number-rows-spanned="2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36">5/</text:p>
          </table:table-cell>
          <table:covered-table-cell/>
          <table:table-cell table:style-name="表15.A1" table:number-rows-spanned="2" office:value-type="string">
            <text:p text:style-name="P24"/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121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100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11"><text:span text:style-name="T4">001-</text:span><text:span text:style-name="T14">11</text:span><text:span text:style-name="T18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100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90">宿管理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100">入力イラスト／入力方法など</text:p>
          </table:table-cell>
          <table:table-cell table:style-name="表15.B6" table:number-columns-spanned="16" office:value-type="string">
            <text:p text:style-name="P24"><draw:frame draw:style-name="fr2" draw:name="画像16" text:anchor-type="char" svg:width="15.108cm" svg:height="15.108cm" draw:z-index="14"><draw:image xlink:href="Pictures/100000010000023B0000023B6D1D6EF4221C354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100">入出力機能</text:p>
          </table:table-cell>
          <table:table-cell table:style-name="表15.A1" table:number-columns-spanned="8" office:value-type="string">
            <text:p text:style-name="P10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1"><text:span text:style-name="T19">I</text:span><text:span text:style-name="T3">／</text:span><text:span text:style-name="T19">O</text:span></text:p>
          </table:table-cell>
          <table:covered-table-cell/>
          <table:table-cell table:style-name="表15.A1" table:number-columns-spanned="6" office:value-type="string">
            <text:p text:style-name="P10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8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9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0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2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3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4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5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6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10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24"/>
            <text:p text:style-name="P163"/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100">改定日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office:value-type="string">
            <text:p text:style-name="P131">／／</text:p>
          </table:table-cell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100">改定者</text:p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office:value-type="string">
            <text:p text:style-name="P24"/>
          </table:table-cell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</table:table-row>
      </table:table>
      <text:p text:style-name="P80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・宿泊プランの削除</text:p>
      <text:p text:style-name="P70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158">画面</text:p>
            <text:p text:style-name="P158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110">システム名</text:p>
          </table:table-cell>
          <table:covered-table-cell/>
          <table:table-cell table:style-name="表10.A1" table:number-columns-spanned="3" office:value-type="string">
            <text:p text:style-name="P110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110">クラス名</text:p>
          </table:table-cell>
          <table:covered-table-cell/>
          <table:table-cell table:style-name="表10.A1" table:number-columns-spanned="2" office:value-type="string">
            <text:p text:style-name="P110">グループ名</text:p>
          </table:table-cell>
          <table:covered-table-cell/>
          <table:table-cell table:style-name="表10.A1" table:number-columns-spanned="2" office:value-type="string">
            <text:p text:style-name="P110">承認印</text:p>
          </table:table-cell>
          <table:covered-table-cell/>
          <table:table-cell table:style-name="表10.A1" table:number-columns-spanned="2" office:value-type="string">
            <text:p text:style-name="P110">作成日</text:p>
          </table:table-cell>
          <table:covered-table-cell/>
          <table:table-cell table:style-name="表10.A1" office:value-type="string">
            <text:p text:style-name="P110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45">宿予約システム</text:p>
          </table:table-cell>
          <table:covered-table-cell/>
          <table:table-cell table:style-name="表10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35">5/</text:p>
          </table:table-cell>
          <table:covered-table-cell/>
          <table:table-cell table:style-name="表10.A1" table:number-rows-spanned="2" office:value-type="string">
            <text:p text:style-name="P20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20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99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9"><text:span text:style-name="T4">001-</text:span><text:span text:style-name="T13">11</text:span><text:span text:style-name="T18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99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89">宿泊プラン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99">入力イラスト／入力方法など</text:p>
          </table:table-cell>
          <table:table-cell table:style-name="表10.B6" table:number-columns-spanned="16" office:value-type="string">
            <text:p text:style-name="P20"><draw:frame draw:style-name="fr1" draw:name="画像11" text:anchor-type="char" svg:width="15.108cm" svg:height="15.108cm" draw:z-index="4"><draw:image xlink:href="Pictures/100000010000023B0000023B9F8010C4FE9472B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99">入出力機能</text:p>
          </table:table-cell>
          <table:table-cell table:style-name="表10.A1" table:number-columns-spanned="8" office:value-type="string">
            <text:p text:style-name="P9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9"><text:span text:style-name="T19">I</text:span><text:span text:style-name="T3">／</text:span><text:span text:style-name="T19">O</text:span></text:p>
          </table:table-cell>
          <table:covered-table-cell/>
          <table:table-cell table:style-name="表10.A1" table:number-columns-spanned="6" office:value-type="string">
            <text:p text:style-name="P9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5"/>
          </table:table-cell>
          <table:covered-table-cell/>
          <table:table-cell table:style-name="表10.L8" table:number-columns-spanned="6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5"/>
          </table:table-cell>
          <table:covered-table-cell/>
          <table:table-cell table:style-name="表10.L9" table:number-columns-spanned="6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5"/>
          </table:table-cell>
          <table:covered-table-cell/>
          <table:table-cell table:style-name="表10.L10" table:number-columns-spanned="6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5"/>
          </table:table-cell>
          <table:covered-table-cell/>
          <table:table-cell table:style-name="表10.L11" table:number-columns-spanned="6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5"/>
          </table:table-cell>
          <table:covered-table-cell/>
          <table:table-cell table:style-name="表10.L12" table:number-columns-spanned="6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99">改定日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office:value-type="string">
            <text:p text:style-name="P130">／／</text:p>
          </table:table-cell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99">改定者</text:p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office:value-type="string">
            <text:p text:style-name="P20"/>
          </table:table-cell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</table:table-row>
      </table:table>
      <text:p text:style-name="P70"/>
      <text:p text:style-name="P62"/>
      <text:p text:style-name="P71"/>
      <text:p text:style-name="P7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5"/>
      <text:p text:style-name="P71"/>
      <text:p text:style-name="P71"/>
      <text:p text:style-name="P62"/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1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17:44.883000000</meta:creation-date>
    <dc:date>2022-05-19T14:20:10.928000000</dc:date>
    <meta:editing-duration>PT2H17M49S</meta:editing-duration>
    <meta:editing-cycles>27</meta:editing-cycles>
    <meta:generator>LibreOffice/7.2.5.2$Windows_X86_64 LibreOffice_project/499f9727c189e6ef3471021d6132d4c694f357e5</meta:generator>
    <meta:document-statistic meta:table-count="15" meta:image-count="16" meta:object-count="0" meta:page-count="32" meta:paragraph-count="641" meta:word-count="2518" meta:character-count="2808" meta:non-whitespace-character-count="2701"/>
  </office:meta>
</office:document-meta>
</file>